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fill-color="#ffffff" draw:opacity="0%" draw:opacity-name="" draw:textarea-horizontal-align="justify" draw:textarea-vertical-align="middle" draw:auto-grow-height="false" fo:min-height="6.593cm" fo:min-width="8.82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vertical-align="top" fo:min-height="6.625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7.131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111111" style:font-name="Liberation Sans1" fo:font-size="10pt" style:text-underline-style="none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color="#ff3333" style:font-name="Monaco1" fo:font-size="8pt" style:font-size-asian="8pt" style:font-size-complex="8pt"/>
    </style:style>
    <style:style style:name="T1" style:family="text">
      <style:text-properties fo:color="#ff3333" style:font-name="Liberation Sans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color="#ff3333" style:font-name="Liberation Sans1" fo:font-size="6pt" style:text-underline-style="none" fo:font-weight="bold" style:font-size-asian="6pt" style:font-weight-asian="bold" style:font-size-complex="6pt" style:font-weight-complex="bold"/>
    </style:style>
    <style:style style:name="T3" style:family="text">
      <style:text-properties fo:color="#666666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0000cc" style:font-name="Liberation San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cc" style:font-name="Liberation Sans1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fo:color="#666666" style:font-name="Liberation Sans1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009900" style:font-name="Liberation San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009900" style:font-name="Liberation Sans1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9" style:family="text">
      <style:text-properties fo:color="#666666" style:font-name="Liberation Sans1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ff3333" style:font-name="Monaco1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11" style:family="text">
      <style:text-properties fo:color="#ff3333" style:font-name="Monaco1" fo:font-size="8pt" style:text-underline-style="none" fo:font-weight="bold" style:font-size-asian="8pt" style:font-weight-asian="bold" style:font-size-complex="8pt" style:font-weight-complex="bold"/>
    </style:style>
    <style:style style:name="T12" style:family="text">
      <style:text-properties fo:color="#0000cc" style:font-name="Monaco1" fo:font-size="8pt" style:text-underline-style="none" fo:font-weight="bold" style:font-size-asian="8pt" style:font-weight-asian="bold" style:font-size-complex="8pt" style:font-weight-complex="bold"/>
    </style:style>
    <style:style style:name="T13" style:family="text">
      <style:text-properties fo:color="#009900" style:font-name="Monaco1" fo:font-size="8pt" style:text-underline-style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72cm" svg:height="7.387cm" svg:x="1.434cm" svg:y="1.1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4.320955255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8.536cm" svg:height="7.269cm" svg:x="11.487cm" svg:y="1.129cm">
          <draw:text-box>
            <text:p text:style-name="P2"><text:span text:style-name="T1">BuildStream Core Data</text:span></text:p>
            <text:p text:style-name="P2"><text:span text:style-name="T2"/></text:p>
            <text:p text:style-name="P3"><text:span text:style-name="T3">Core data is understood by the BuildStream core. This includes the list of source declarations which are components of the Element.</text:span></text:p>
            <text:p text:style-name="P3"><text:span text:style-name="T3"/></text:p>
            <text:p text:style-name="P2"><text:span text:style-name="T4">Element Configuration Data</text:span></text:p>
            <text:p text:style-name="P2"><text:span text:style-name="T5"/></text:p>
            <text:p text:style-name="P3"><text:span text:style-name="T3">Element Configuration Data is defined by Element plugin classes. This data is internal to a given plugin.</text:span></text:p>
            <text:p text:style-name="P3"><text:span text:style-name="T6"/></text:p>
            <text:p text:style-name="P2"><text:span text:style-name="T7">Public Domain Data</text:span></text:p>
            <text:p text:style-name="P2"><text:span text:style-name="T8"/></text:p>
            <text:p text:style-name="P3"><text:span text:style-name="T3">Public Domain Data is free form and not validated, this provides a way to declare data that is intended to be read back and processed by reverse dependencies.</text:span></text:p>
          </draw:text-box>
        </draw:frame>
        <draw:frame draw:style-name="gr3" draw:text-style-name="P5" draw:layer="layout" svg:width="9.906cm" svg:height="7.381cm" svg:x="1.4cm" svg:y="1.1cm">
          <draw:text-box>
            <text:p text:style-name="P2"><text:span text:style-name="T9">Element</text:span></text:p>
            <text:p text:style-name="P3"><text:span text:style-name="T10"/></text:p>
            <text:p text:style-name="P3"><text:span text:style-name="T11">kind: autotools</text:span></text:p>
            <text:p text:style-name="P3"><text:span text:style-name="T11">description: Optional description about foo</text:span></text:p>
            <text:p text:style-name="P3"><text:span text:style-name="T11">depends:</text:span></text:p>
            <text:p text:style-name="P3"><text:span text:style-name="T11">- gtk+.bst</text:span></text:p>
            <text:p text:style-name="P3"><text:span text:style-name="T11">- clutter.bst</text:span></text:p>
            <text:p text:style-name="P3"><text:span text:style-name="T11">sources:</text:span></text:p>
            <text:p text:style-name="P3"><text:span text:style-name="T11">- &lt;source declarations here&gt;</text:span></text:p>
            <text:p text:style-name="P3"><text:span text:style-name="T11"/></text:p>
            <text:p text:style-name="P3"><text:span text:style-name="T12">config:</text:span></text:p>
            <text:p text:style-name="P3"><text:span text:style-name="T12"><text:s text:c="2"/></text:span><text:span text:style-name="T12">configure-commands:</text:span></text:p>
            <text:p text:style-name="P3"><text:span text:style-name="T12"><text:s text:c="4"/></text:span><text:span text:style-name="T12">(&lt;):</text:span></text:p>
            <text:p text:style-name="P3"><text:span text:style-name="T12"><text:s text:c="4"/></text:span><text:span text:style-name="T12">- cp %{datadir}/automake-*/config.{sub,guess} .</text:span></text:p>
            <text:p text:style-name="P3"><text:span text:style-name="T12"/></text:p>
            <text:p text:style-name="P3"><text:span text:style-name="T13">public:</text:span></text:p>
            <text:p text:style-name="P3"><text:span text:style-name="T13"><text:s text:c="2"/></text:span><text:span text:style-name="T13">bst:</text:span></text:p>
            <text:p text:style-name="P3"><text:span text:style-name="T13"><text:s text:c="4"/></text:span><text:span text:style-name="T13">integration-commands:</text:span></text:p>
            <text:p text:style-name="P3"><text:span text:style-name="T13"><text:s text:c="4"/></text:span><text:span text:style-name="T13">- update-flying-pony-cache -f ${datadir}/pon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1:10:29.302145894</meta:creation-date>
    <meta:generator>LibreOffice/5.1.4.1$Linux_X86_64 LibreOffice_project/10m0$Build-1</meta:generator>
    <dc:date>2018-10-14T16:33:21.788313839</dc:date>
    <meta:editing-duration>PT1H2M53S</meta:editing-duration>
    <meta:editing-cycles>6</meta:editing-cycles>
    <meta:document-statistic meta:object-count="3"/>
  </office:meta>
</office:document-meta>
</file>